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0dbc" officeooo:paragraph-rsid="00040d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0dbc" officeooo:paragraph-rsid="00040d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87b6" officeooo:paragraph-rsid="000587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ccf9" officeooo:paragraph-rsid="0007c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f7ec" officeooo:paragraph-rsid="0008f7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d751" officeooo:paragraph-rsid="000ad7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63e" officeooo:paragraph-rsid="000c26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d6a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Problem</text:p>
          </table:table-cell>
          <table:table-cell table:style-name="Table1.B1" office:value-type="string">
            <text:p text:style-name="P1">Åtgärder</text:p>
          </table:table-cell>
        </table:table-row>
        <table:table-row table:style-name="Table1.1">
          <table:table-cell table:style-name="Table1.A2" office:value-type="string">
            <text:list xml:id="list650868168" text:style-name="L1">
              <text:list-item>
                <text:p text:style-name="P2">Otydligt vad den första bilden är för något.</text:p>
              </text:list-item>
              <text:list-item>
                <text:p text:style-name="P2">Otydligt vad 0,0,0,50... etc. betyder. Går att förstå efter ett tag, men kan förtydligas.</text:p>
              </text:list-item>
              <text:list-item>
                <text:p text:style-name="P2">PostIT fattar inte alla vad det är.</text:p>
              </text:list-item>
              <text:list-item>
                <text:p text:style-name="P2">Otydligt hur eleverna ska resonera, till exempel ”är det värt att köpa en lott”, eller, ”ska lotteriet gå ihop utan att gå i konkurs?”</text:p>
              </text:list-item>
              <text:list-item>
                <text:p text:style-name="P2">Evaluate-biten är ofärdig och därmed överflödig.</text:p>
              </text:list-item>
              <text:list-item>
                <text:p text:style-name="P2">Skulle möjligtvis kunna förbättra materialet med visuellt stöd, dvs förklarande bilder och diagram.</text:p>
              </text:list-item>
            </text:list>
          </table:table-cell>
          <table:table-cell table:style-name="Table1.B2" office:value-type="string">
            <text:list xml:id="list183017590790554" text:continue-numbering="true" text:style-name="L1">
              <text:list-item>
                <text:p text:style-name="P3">Tar bort Evaluate-biten.</text:p>
              </text:list-item>
              <text:list-item>
                <text:p text:style-name="P4">Tog bort ”PostIT”, skrev bara ”lappen”</text:p>
              </text:list-item>
              <text:list-item>
                <text:p text:style-name="P5">Tog bort introbilden eftersom jag inte vet var den skulle passa, även om den är trevlig. Skulle vilja haft med en ”materialet är gjort av ...”-bit, men hela deras namn fanns inte med. Dessutom förstör den någon anonymiteten i vårt arbete.</text:p>
              </text:list-item>
              <text:list-item>
                <text:p text:style-name="P6">Lade in intro-infon i en tabell.</text:p>
              </text:list-item>
              <text:list-item>
                <text:p text:style-name="P6">Delade upp materialet i ”introduktion” och ”lektionsplanering”.</text:p>
              </text:list-item>
              <text:list-item>
                <text:p text:style-name="P6">Bytte ”2 minuter” till ”5 minuter” och ändrade ”??” till ”i mån av tid”.</text:p>
              </text:list-item>
              <text:list-item>
                <text:p text:style-name="P6">Lade till en teoridel med bild som förklarar vad väntevärde är.</text:p>
              </text:list-item>
              <text:list-item>
                <text:p text:style-name="P6">Lade till en tagline.</text:p>
              </text:list-item>
              <text:list-item>
                <text:p text:style-name="P7">Bytte ut 0,0,0,10,… mot en tabell.</text:p>
              </text:list-item>
              <text:list-item>
                <text:p text:style-name="P7">Bytte [Att ...]-bitarna till ”Mål: Att …”, eftersom jag tolkar det som att det var vad de ville förklara med det. Upptäckte också att en av de bitarna <text:span text:style-name="T1">var överflödig/ofärdig, så tog bort den.</text:span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3:48:14.981017820</meta:creation-date>
    <dc:date>2018-05-31T18:29:17.532000000</dc:date>
    <meta:editing-duration>PT1H59M15S</meta:editing-duration>
    <meta:editing-cycles>6</meta:editing-cycles>
    <meta:generator>LibreOffice/6.0.4.2$Windows_X86_64 LibreOffice_project/9b0d9b32d5dcda91d2f1a96dc04c645c450872bf</meta:generator>
    <meta:document-statistic meta:table-count="1" meta:image-count="0" meta:object-count="0" meta:page-count="1" meta:paragraph-count="18" meta:word-count="222" meta:character-count="1256" meta:non-whitespace-character-count="1068"/>
  </office:meta>
</office:document-meta>
</file>